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800000017C3EF9C69E.png" manifest:media-type="image/png"/>
  <manifest:file-entry manifest:full-path="Pictures/1000020100000690000004B04231B59B.png" manifest:media-type="image/png"/>
  <manifest:file-entry manifest:full-path="Pictures/100000000000039E000002D88B622DD9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gr7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2199ff"/>
      <style:paragraph-properties fo:text-align="center"/>
      <style:text-properties fo:color="#eeeeee" fo:font-size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10" style:family="paragraph">
      <loext:graphic-properties draw:fill="none" draw:fill-color="#ffffff"/>
      <style:text-properties fo:color="#eeeeee" fo:font-size="18pt"/>
    </style:style>
    <style:style style:name="P11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color="#eeeeee" fo:font-size="18pt"/>
    </style:style>
    <style:style style:name="T3" style:family="text">
      <style:text-properties fo:font-size="32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4231B59B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4231B59B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2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5" draw:text-style-name="P9" draw:layer="layout" svg:width="25.199cm" svg:height="13.2cm" svg:x="1.401cm" svg:y="5.4cm" presentation:class="subtitle" presentation:user-transformed="true">
          <draw:text-box>
            <text:p text:style-name="P8"><text:span text:style-name="T3">Test Text Test Text Test Text Test Text Test Text Test Text Test Text Test Text Test Text Test Text</text:span></text:p>
            <text:p text:style-name="P8"><text:span text:style-name="T3"/></text:p>
            <text:list text:style-name="L3">
              <text:list-item>
                <text:p text:style-name="P8"><text:span text:style-name="T3">Eins</text:span></text:p>
                <text:list>
                  <text:list-item>
                    <text:p text:style-name="P8"><text:span text:style-name="T3">Eins Eins</text:span></text:p>
                  </text:list-item>
                </text:list>
              </text:list-item>
              <text:list-item>
                <text:p text:style-name="P8"><text:span text:style-name="T3">Zwei</text:span></text:p>
              </text:list-item>
              <text:list-item>
                <text:p text:style-name="P8"><text:span text:style-name="T3">Drei</text:span></text:p>
              </text:list-item>
            </text:list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004cm" svg:height="0.962cm" svg:x="3cm" svg:y="0.438cm">
          <draw:text-box>
            <text:p><text:span text:style-name="T2">Thema 1</text:span></text:p>
          </draw:text-box>
        </draw:frame>
        <draw:frame draw:style-name="gr8" draw:text-style-name="P10" draw:layer="layout" svg:width="3.004cm" svg:height="0.962cm" svg:x="7.4cm" svg:y="0.438cm">
          <draw:text-box>
            <text:p><text:span text:style-name="T2">Thema 2</text:span></text:p>
          </draw:text-box>
        </draw:frame>
        <draw:frame draw:style-name="gr8" draw:text-style-name="P10" draw:layer="layout" svg:width="3.004cm" svg:height="0.962cm" svg:x="11cm" svg:y="0.438cm">
          <draw:text-box>
            <text:p><text:span text:style-name="T2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3EF9C69E.png" xlink:type="simple" xlink:show="embed" xlink:actuate="onLoad">
            <text:p/>
          </draw:image>
        </draw:frame>
        <draw:frame draw:style-name="gr9" draw:text-style-name="P11" draw:layer="layout" svg:width="5.861cm" svg:height="0.645cm" svg:x="9.145cm" svg:y="16.6cm">
          <draw:text-box>
            <text:p><text:span text:style-name="T4">Quelle: www.englische-flagge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8B622DD9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3T19:49:31.764000000</dc:date>
    <meta:editing-duration>PT35M51S</meta:editing-duration>
    <meta:editing-cycles>5</meta:editing-cycles>
    <meta:generator>LibreOffice/4.4.5.2$Windows_x86 LibreOffice_project/a22f674fd25a3b6f45bdebf25400ed2adff0ff99</meta:generator>
    <meta:document-statistic meta:object-count="50"/>
  </office:meta>
</office:document-meta>
</file>